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8372" officeooo:paragraph-rsid="00058372" style:font-weight-asian="bold" style:font-weight-complex="bold"/>
    </style:style>
    <style:style style:name="P2" style:family="paragraph" style:parent-style-name="Standard">
      <style:text-properties fo:font-weight="normal" officeooo:rsid="0005e577" officeooo:paragraph-rsid="0005e577" style:font-weight-asian="normal" style:font-weight-complex="normal"/>
    </style:style>
    <style:style style:name="T1" style:family="text">
      <style:text-properties officeooo:rsid="0005e5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astic Transcoder</text:p>
      <text:p text:style-name="P1"/>
      <text:p text:style-name="P2">is a media transcoder in the cloud. </text:p>
      <text:p text:style-name="P2">It converts media files from their original source format into different formats that will play on smartphones, tablets, PCs etc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6T21:37:37.608000000</meta:creation-date>
    <dc:date>2021-06-16T21:41:29.894000000</dc:date>
    <meta:editing-duration>PT3M52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3" meta:word-count="29" meta:character-count="183" meta:non-whitespace-character-count="156"/>
  </office:meta>
</office:document-meta>
</file>